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Expression.createUriMap( Map namespace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athExpression.getExpressi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pression.XPathExpression( String text , Expression xpathExpr , TagScript tag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Expression.evaluate( Jelly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Path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pression.getVariableValue( String namespaceURI , String prefix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pression.XPat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